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355cm" draw:marker-end="Arrow" draw:marker-end-width="0.305cm" draw:fill="solid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2.769cm" fo:min-width="4.45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2.769cm" fo:min-width="4.4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315cm" fo:min-width="3.90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32cm" fo:min-width="3.8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69cm"/>
    </style:style>
    <style:style style:name="gr14" style:family="graphic" style:parent-style-name="objectwithoutfill">
      <style:graphic-properties draw:stroke="dash" draw:stroke-dash="Ultrafine_20_Dashed" svg:stroke-width="0.05cm" svg:stroke-color="#000000" draw:marker-start="Arrow" draw:marker-start-width="0.31cm" draw:marker-end="" draw:marker-end-width="0.31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svg:stroke-width="0.051cm" svg:stroke-color="#000000" draw:marker-start-width="0.355cm" draw:marker-end-width="0.152cm" draw:fill="solid" draw:fill-color="#ffffff" draw:textarea-horizontal-align="justify" draw:textarea-vertical-align="middle" draw:auto-grow-height="false" fo:min-height="1.575cm" fo:min-width="2.951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8cm" svg:stroke-color="#000000" draw:marker-start-width="0.475cm" draw:marker-end-width="0.47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7pt" style:font-size-asian="17pt" style:font-size-complex="17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cm" svg:x="18.758cm" svg:y="8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5cm" svg:height="3cm" svg:x="18.585cm" svg:y="8.7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5cm" svg:height="3cm" svg:x="12.061cm" svg:y="8.9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3.5cm" svg:height="3cm" svg:x="3.152cm" svg:y="3.032cm">
          <text:p text:style-name="P2"><text:span text:style-name="T1"/></text:p>
          <text:p text:style-name="P2"><text:span text:style-name="T2">Software</text:span></text:p>
          <text:p text:style-name="P2"><text:span text:style-name="T2">Signing </text:span></text:p>
          <text:p text:style-name="P2"><text:span text:style-name="T2">Root C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4.922cm" svg:y1="7.986cm" svg:x2="4.902cm" svg:y2="6.032cm" draw:start-shape="id1" draw:start-glue-point="5" draw:end-shape="id2" draw:end-glue-point="7" svg:d="M4922 7986l-20-1954" svg:viewBox="0 0 21 1955">
          <text:p/>
        </draw:connector>
        <draw:custom-shape draw:style-name="gr6" draw:text-style-name="P4" draw:layer="layout" svg:width="3.5cm" svg:height="3cm" svg:x="3.5cm" svg:y="8.2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8" draw:id="id8" draw:layer="layout" svg:width="3.5cm" svg:height="3cm" svg:x="3.325cm" svg:y="8.113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xml:id="id1" draw:id="id1" draw:layer="layout" svg:width="3.5cm" svg:height="3cm" svg:x="3.172cm" svg:y="7.986cm">
          <text:p text:style-name="P5"><text:span text:style-name="T3"/></text:p>
          <text:p text:style-name="P5"><text:span text:style-name="T2">Software</text:span></text:p>
          <text:p text:style-name="P5"><text:span text:style-name="T2">Signing </text:span></text:p>
          <text:p text:style-name="P2"><text:span text:style-name="T2">Sub C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4" draw:id="id4" draw:layer="layout" svg:width="3.5cm" svg:height="3cm" svg:x="18.423cm" svg:y="8.59cm">
          <text:p text:style-name="P5"><text:span text:style-name="T4"/></text:p>
          <text:p text:style-name="P5"><text:span text:style-name="T2">Device</text:span></text:p>
          <text:p text:style-name="P2"><text:span text:style-name="T2">Sub C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5cm" svg:height="3.069cm" svg:x="18.075cm" svg:y="14.9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cm" svg:height="3.069cm" svg:x="17.875cm" svg:y="14.7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5cm" svg:height="3.069cm" svg:x="17.675cm" svg:y="14.587cm">
          <text:p text:style-name="P2">Device</text:p>
          <text:p text:style-name="P2">Certificat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0.175cm" svg:y1="14.587cm" svg:x2="20.173cm" svg:y2="11.59cm" draw:start-shape="id3" draw:end-shape="id4" draw:end-glue-point="7" svg:d="M20175 14587l-2-2997" svg:viewBox="0 0 3 2998">
          <text:p/>
        </draw:connector>
        <draw:custom-shape draw:style-name="gr11" draw:text-style-name="P4" xml:id="id6" draw:id="id6" draw:layer="layout" svg:width="4.453cm" svg:height="1.615cm" svg:x="2.643cm" svg:y="13.761cm">
          <text:p text:style-name="P2">Platform</text:p>
          <text:p text:style-name="P2">Key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4.41cm" svg:height="1.62cm" svg:x="2.661cm" svg:y="16.833cm">
          <text:p text:style-name="P2">Key Exchange</text:p>
          <text:p text:style-name="P2">Key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4.866cm" svg:y1="16.833cm" svg:x2="4.869cm" svg:y2="15.376cm" draw:start-shape="id5" draw:start-glue-point="0" draw:end-shape="id6" svg:d="M4866 16833l3-1457" svg:viewBox="0 0 4 1458">
          <text:p/>
        </draw:connector>
        <draw:frame draw:style-name="gr13" draw:text-style-name="P6" draw:layer="layout" svg:width="4.363cm" svg:height="1.119cm" svg:x="2.679cm" svg:y="12.131cm">
          <draw:text-box>
            <text:p><text:span text:style-name="T5">UEFI Keys</text:span></text:p>
          </draw:text-box>
        </draw:frame>
        <draw:frame draw:style-name="gr13" draw:text-style-name="P7" draw:layer="layout" svg:width="8.387cm" svg:height="1.119cm" svg:x="0.922cm" svg:y="1.104cm">
          <draw:text-box>
            <text:p text:style-name="P2"><text:span text:style-name="T5">Software Signing PKI</text:span></text:p>
          </draw:text-box>
        </draw:frame>
        <draw:frame draw:style-name="gr13" draw:text-style-name="P7" draw:layer="layout" svg:width="5.902cm" svg:height="1.119cm" svg:x="14.023cm" svg:y="1.045cm">
          <draw:text-box>
            <text:p text:style-name="P2"><text:span text:style-name="T5">Customer PKI</text:span></text:p>
          </draw:text-box>
        </draw:frame>
        <draw:connector draw:style-name="gr14" draw:text-style-name="P8" draw:layer="layout" svg:x1="7.071cm" svg:y1="20.743cm" svg:x2="6.825cm" svg:y2="9.613cm" draw:start-shape="id7" draw:start-glue-point="1" draw:end-shape="id8" draw:end-glue-point="8" svg:d="M7071 20743h526v-11130h-772" svg:viewBox="0 0 773 11131">
          <text:p/>
        </draw:connector>
        <draw:custom-shape draw:style-name="gr15" draw:text-style-name="P1" draw:layer="layout" svg:width="3.5cm" svg:height="3cm" svg:x="11.886cm" svg:y="8.72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" xml:id="id10" draw:id="id10" draw:layer="layout" svg:width="3.5cm" svg:height="3cm" svg:x="11.724cm" svg:y="8.577cm">
          <text:p text:style-name="P5"><text:span text:style-name="T1"/></text:p>
          <text:p text:style-name="P5"><text:span text:style-name="T2">GuestOS</text:span></text:p>
          <text:p text:style-name="P5"><text:span text:style-name="T2">Signing</text:span></text:p>
          <text:p text:style-name="P2"><text:span text:style-name="T2">Sub C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5cm" svg:height="3.069cm" svg:x="11.376cm" svg:y="14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cm" svg:height="3.069cm" svg:x="11.176cm" svg:y="14.7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5cm" svg:height="3.069cm" svg:x="10.976cm" svg:y="14.574cm">
          <text:p text:style-name="P2">GuestOS</text:p>
          <text:p text:style-name="P2">Certificat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476cm" svg:y1="14.574cm" svg:x2="13.474cm" svg:y2="11.577cm" draw:start-shape="id9" draw:end-shape="id10" draw:end-glue-point="7" svg:d="M13476 14574l-2-2997" svg:viewBox="0 0 3 2998">
          <text:p/>
        </draw:connector>
        <draw:custom-shape draw:style-name="gr4" draw:text-style-name="P3" xml:id="id11" draw:id="id11" draw:layer="layout" svg:width="3.5cm" svg:height="3cm" svg:x="15.1cm" svg:y="3.132cm">
          <text:p text:style-name="P2"><text:span text:style-name="T2">General</text:span></text:p>
          <text:p text:style-name="P2">Root C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draw:type="line" svg:x1="20.173cm" svg:y1="8.59cm" svg:x2="16.85cm" svg:y2="6.132cm" draw:start-shape="id4" draw:start-glue-point="5" draw:end-shape="id11" draw:end-glue-point="7" svg:d="M20173 8590l-3323-2458" svg:viewBox="0 0 3324 2459">
          <text:p/>
        </draw:connector>
        <draw:connector draw:style-name="gr5" draw:text-style-name="P4" draw:layer="layout" draw:type="line" svg:x1="13.474cm" svg:y1="8.577cm" svg:x2="16.85cm" svg:y2="6.132cm" draw:start-shape="id10" draw:start-glue-point="5" draw:end-shape="id11" draw:end-glue-point="7" svg:d="M13474 8577l3376-2445" svg:viewBox="0 0 3377 2446">
          <text:p/>
        </draw:connector>
        <draw:custom-shape draw:style-name="gr12" draw:text-style-name="P4" xml:id="id7" draw:id="id7" draw:layer="layout" svg:width="4.41cm" svg:height="1.62cm" svg:x="2.661cm" svg:y="19.933cm">
          <text:p text:style-name="P2">Signature</text:p>
          <text:p text:style-name="P2">Databas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4.866cm" svg:y1="19.933cm" svg:x2="4.866cm" svg:y2="18.453cm" draw:start-shape="id7" draw:start-glue-point="0" draw:end-shape="id5" draw:end-glue-point="2" svg:d="M4866 19933v-1480" svg:viewBox="0 0 1 1481">
          <text:p/>
        </draw:connector>
        <draw:line draw:style-name="gr17" draw:text-style-name="P8" draw:layer="layout" svg:x1="9.694cm" svg:y1="1.17cm" svg:x2="9.694cm" svg:y2="2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4.13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8T09:39:31</meta:creation-date>
    <dc:date>2019-07-12T15:03:33.948176424</dc:date>
    <meta:editing-duration>PT9H17M55S</meta:editing-duration>
    <meta:editing-cycles>73</meta:editing-cycles>
    <meta:generator>LibreOffice/6.1.5.2$Linux_X86_64 LibreOffice_project/10$Build-2</meta:generator>
    <meta:document-statistic meta:object-count="32"/>
  </office:meta>
</office:document-meta>
</file>